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1-03">
            <text:p>03.11.08</text:p>
          </table:table-cell>
          <table:table-cell office:value-type="string">
            <text:p>Research with Honeywell's magnetic product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1-04">
            <text:p>04.11.08</text:p>
          </table:table-cell>
          <table:table-cell office:value-type="string">
            <text:p>Ordering MTI-G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Time Schedule MS Project</text:p>
          </table:table-cell>
          <table:table-cell office:value-type="float" office:value="7.5">
            <text:p>7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Evaluating Placelab</text:p>
          </table:table-cell>
          <table:table-cell office:value-type="float" office:value="0.5">
            <text:p>0.5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Fiddling Comport with Placelab</text:p>
          </table:table-cell>
          <table:table-cell office:value-type="float" office:value="2">
            <text:p>2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03">
            <text:p>03.11.08</text:p>
          </table:table-cell>
          <table:table-cell office:value-type="string">
            <text:p>Analysis, UC and package diagram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2">
          <table:table-cell office:value-type="date" office:date-value="2008-11-08">
            <text:p>08.11.08</text:p>
          </table:table-cell>
          <table:table-cell office:value-type="string">
            <text:p>Start activity diagram for INS merging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20">
            <text:p>120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8">08.11.2008</text:date>, <text:time>14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1-08T14:21:45</dc:date>
    <meta:editing-cycles>40</meta:editing-cycles>
    <meta:editing-duration>PT33M17S</meta:editing-duration>
    <meta:user-defined meta:name="Info 1"/>
    <meta:user-defined meta:name="Info 2"/>
    <meta:user-defined meta:name="Info 3"/>
    <meta:user-defined meta:name="Info 4"/>
    <meta:document-statistic meta:table-count="3" meta:cell-count="169"/>
  </office:meta>
</office:document-meta>
</file>